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Nimbus Roman No9 L" svg:font-family="Nimbus Roman No9 L" style:font-family-generic="roman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1" style:master-page-name="MP0" style:family="paragraph">
      <style:paragraph-properties fo:break-before="page" fo:text-align="end"/>
    </style:style>
    <style:style style:name="P3" style:parent-style-name="Обычный1" style:family="paragraph">
      <style:paragraph-properties fo:text-align="center"/>
    </style:style>
    <style:style style:name="P4" style:parent-style-name="Обычный1" style:family="paragraph">
      <style:paragraph-properties fo:text-align="center"/>
    </style:style>
    <style:style style:name="P5" style:parent-style-name="Обычный1" style:family="paragraph">
      <style:paragraph-properties fo:text-align="center"/>
    </style:style>
    <style:style style:name="P6" style:parent-style-name="Обычный1" style:family="paragraph">
      <style:paragraph-properties fo:text-align="center"/>
      <style:text-properties fo:font-size="14pt" style:font-size-asian="14pt"/>
    </style:style>
    <style:style style:name="P7" style:parent-style-name="Обычный1" style:family="paragraph">
      <style:paragraph-properties fo:text-align="center"/>
      <style:text-properties fo:font-size="14pt" style:font-size-asian="14pt"/>
    </style:style>
    <style:style style:name="P8" style:parent-style-name="Standard" style:family="paragraph">
      <style:paragraph-properties fo:text-align="center"/>
    </style:style>
    <style:style style:name="T9" style:parent-style-name="Основнойшрифтабзаца2" style:family="text">
      <style:text-properties fo:font-size="14pt" style:font-size-asian="14pt" style:font-size-complex="20pt"/>
    </style:style>
    <style:style style:name="T10" style:parent-style-name="Основнойшрифтабзаца2" style:family="text">
      <style:text-properties fo:font-size="14pt" style:font-size-asian="14pt" style:font-size-complex="20pt"/>
    </style:style>
    <style:style style:name="P11" style:parent-style-name="Обычный1" style:family="paragraph">
      <style:paragraph-properties fo:text-align="center"/>
      <style:text-properties fo:font-size="14pt" style:font-size-asian="14pt" style:font-size-complex="24pt"/>
    </style:style>
    <style:style style:name="P12" style:parent-style-name="Textbody" style:list-style-name="WW8Num1" style:family="paragraph">
      <style:paragraph-properties fo:widows="2" fo:orphans="2" fo:text-align="center" fo:margin-bottom="0in" fo:line-height="100%">
        <style:tab-stops>
          <style:tab-stop style:type="left" style:position="-0.6in"/>
        </style:tab-stops>
      </style:paragraph-properties>
      <style:text-properties fo:hyphenate="true"/>
    </style:style>
    <style:style style:name="T13" style:parent-style-name="Основнойшрифтабзаца" style:family="text">
      <style:text-properties fo:text-transform="uppercase" style:language-asian="ru" style:country-asian="RU" style:language-complex="ar" style:country-complex="SA"/>
    </style:style>
    <style:style style:name="T14" style:parent-style-name="Основнойшрифтабзаца" style:family="text">
      <style:text-properties style:language-asian="ru" style:country-asian="RU" style:language-complex="ar" style:country-complex="SA"/>
    </style:style>
    <style:style style:name="T15" style:parent-style-name="Основнойшрифтабзаца" style:family="text">
      <style:text-properties fo:text-transform="uppercase" style:language-asian="ru" style:country-asian="RU" style:language-complex="ar" style:country-complex="SA"/>
    </style:style>
    <style:style style:name="T16" style:parent-style-name="Основнойшрифтабзаца" style:family="text">
      <style:text-properties style:language-asian="ru" style:country-asian="RU" style:language-complex="ar" style:country-complex="SA"/>
    </style:style>
    <style:style style:name="P17" style:parent-style-name="Обычный1" style:family="paragraph">
      <style:paragraph-properties fo:text-align="center"/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" style:parent-style-name="Обычный1" style:family="paragraph">
      <style:paragraph-properties fo:text-align="center"/>
    </style:style>
    <style:style style:name="T19" style:parent-style-name="Основнойшрифтабзаца" style:family="text">
      <style:text-properties fo:font-size="14pt" style:font-size-asian="14pt" style:font-size-complex="14pt"/>
    </style:style>
    <style:style style:name="T20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1" style:parent-style-name="Основнойшрифтабзаца" style:family="text">
      <style:text-properties fo:font-size="14pt" style:font-size-asian="14pt" style:font-size-complex="14pt"/>
    </style:style>
    <style:style style:name="P22" style:parent-style-name="Обычный1" style:family="paragraph">
      <style:paragraph-properties fo:text-align="center"/>
    </style:style>
    <style:style style:name="P23" style:parent-style-name="Обычный1" style:family="paragraph">
      <style:paragraph-properties fo:text-align="center"/>
    </style:style>
    <style:style style:name="T24" style:parent-style-name="Основнойшрифтабзаца2" style:family="text">
      <style:text-properties fo:font-size="14pt" style:font-size-asian="14pt" style:font-size-complex="14pt"/>
    </style:style>
    <style:style style:name="T25" style:parent-style-name="Основнойшрифтабзаца2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6" style:parent-style-name="Основнойшрифтабзаца2" style:family="text">
      <style:text-properties fo:font-size="14pt" style:font-size-asian="14pt" style:font-size-complex="14pt"/>
    </style:style>
    <style:style style:name="P27" style:parent-style-name="Обычный1" style:family="paragraph">
      <style:paragraph-properties fo:text-align="center"/>
    </style:style>
    <style:style style:name="T28" style:parent-style-name="Основнойшрифтабзаца2" style:family="text">
      <style:text-properties fo:font-size="10pt" style:font-size-asian="10pt" style:font-size-complex="9pt"/>
    </style:style>
    <style:style style:name="P29" style:parent-style-name="Textbody" style:family="paragraph">
      <style:paragraph-properties fo:text-align="center"/>
      <style:text-properties fo:font-size="14pt" style:font-size-asian="14pt" style:font-size-complex="14pt"/>
    </style:style>
    <style:style style:name="P30" style:parent-style-name="Textbody" style:family="paragraph">
      <style:paragraph-properties fo:text-align="center"/>
      <style:text-properties fo:font-size="14pt" style:font-size-asian="14pt" style:font-size-complex="14pt"/>
    </style:style>
    <style:style style:name="P31" style:parent-style-name="Textbody" style:family="paragraph">
      <style:paragraph-properties fo:text-align="center"/>
    </style:style>
    <style:style style:name="T32" style:parent-style-name="Основнойшрифтабзаца2" style:family="text">
      <style:text-properties style:font-name="Times New Roman" style:font-name-complex="Nimbus Roman No9 L" style:font-style-complex="italic" fo:font-size="14pt" style:font-size-asian="14pt" style:font-size-complex="14pt"/>
    </style:style>
    <style:style style:name="T33" style:parent-style-name="Основнойшрифтабзаца2" style:family="text">
      <style:text-properties style:font-name="Times New Roman" style:font-name-complex="Nimbus Roman No9 L" style:font-style-complex="italic"/>
    </style:style>
    <style:style style:name="P34" style:parent-style-name="Обычный1" style:family="paragraph">
      <style:text-properties fo:font-size="14pt" style:font-size-asian="14pt" style:font-size-complex="14pt"/>
    </style:style>
    <style:style style:name="P35" style:parent-style-name="Обычный1" style:family="paragraph">
      <style:text-properties fo:font-size="14pt" style:font-size-asian="14pt" style:font-size-complex="14pt"/>
    </style:style>
    <style:style style:name="P36" style:parent-style-name="Обычный1" style:family="paragraph">
      <style:paragraph-properties fo:line-height="200%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T40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T43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44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45" style:parent-style-name="Основнойшрифтабзаца" style:family="text">
      <style:text-properties fo:font-size="14pt" style:font-size-asian="14pt" style:font-size-complex="14pt"/>
    </style:style>
    <style:style style:name="P46" style:parent-style-name="Обычный1" style:family="paragraph">
      <style:text-properties fo:font-size="14pt" style:font-size-asian="14pt" style:font-size-complex="14pt"/>
    </style:style>
    <style:style style:name="T47" style:parent-style-name="Основнойшрифтабзаца2" style:family="text">
      <style:text-properties fo:font-size="14pt" style:font-size-asian="14pt" style:font-size-complex="14pt"/>
    </style:style>
    <style:style style:name="P48" style:parent-style-name="Обычный1" style:family="paragraph">
      <style:paragraph-properties fo:margin-left="3.8395in">
        <style:tab-stops/>
      </style:paragraph-properties>
    </style:style>
    <style:style style:name="T49" style:parent-style-name="Основнойшрифтабзаца2" style:family="text">
      <style:text-properties fo:font-size="10pt" style:font-size-asian="10pt"/>
    </style:style>
    <style:style style:name="T50" style:parent-style-name="Основнойшрифтабзаца2" style:family="text">
      <style:text-properties fo:font-size="10pt" style:font-size-asian="10pt" style:font-size-complex="9pt"/>
    </style:style>
    <style:style style:name="P51" style:parent-style-name="Обычный1" style:family="paragraph">
      <style:paragraph-properties fo:margin-left="3.4465in" fo:text-indent="0.4923in">
        <style:tab-stops/>
      </style:paragraph-properties>
      <style:text-properties fo:font-size="14pt" style:font-size-asian="14pt" style:font-size-complex="14pt"/>
    </style:style>
    <style:style style:name="T52" style:parent-style-name="Основнойшрифтабзаца2" style:family="text">
      <style:text-properties fo:font-size="14pt" style:font-size-asian="14pt"/>
    </style:style>
    <style:style style:name="T53" style:parent-style-name="Основнойшрифтабзаца2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54" style:parent-style-name="Основнойшрифтабзаца2" style:family="text">
      <style:text-properties fo:font-size="14pt" style:font-size-asian="14pt"/>
    </style:style>
    <style:style style:name="T55" style:parent-style-name="Основнойшрифтабзаца2" style:family="text">
      <style:text-properties fo:font-size="14pt" style:font-size-asian="14pt"/>
    </style:style>
    <style:style style:name="T56" style:parent-style-name="Основнойшрифтабзаца2" style:family="text">
      <style:text-properties fo:font-size="14pt" style:font-size-asian="14pt"/>
    </style:style>
    <style:style style:name="T57" style:parent-style-name="Основнойшрифтабзаца2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58" style:parent-style-name="Основнойшрифтабзаца2" style:family="text">
      <style:text-properties fo:font-size="14pt" style:font-size-asian="14pt"/>
    </style:style>
    <style:style style:name="P59" style:parent-style-name="Обычный1" style:family="paragraph">
      <style:paragraph-properties fo:text-align="center"/>
    </style:style>
    <style:style style:name="T60" style:parent-style-name="Основнойшрифтабзаца2" style:family="text">
      <style:text-properties fo:font-size="10pt" style:font-size-asian="10pt"/>
    </style:style>
    <style:style style:name="T61" style:parent-style-name="Основнойшрифтабзаца2" style:family="text">
      <style:text-properties fo:font-size="10pt" style:font-size-asian="10pt"/>
    </style:style>
    <style:style style:name="T62" style:parent-style-name="Основнойшрифтабзаца2" style:family="text">
      <style:text-properties fo:font-size="10pt" style:font-size-asian="10pt"/>
    </style:style>
    <style:style style:name="T63" style:parent-style-name="Основнойшрифтабзаца2" style:family="text">
      <style:text-properties fo:font-size="10pt" style:font-size-asian="10pt"/>
    </style:style>
    <style:style style:name="T64" style:parent-style-name="Основнойшрифтабзаца2" style:family="text">
      <style:text-properties fo:font-size="10pt" style:font-size-asian="10pt"/>
    </style:style>
    <style:style style:name="T65" style:parent-style-name="Основнойшрифтабзаца2" style:family="text">
      <style:text-properties fo:font-size="10pt" style:font-size-asian="10pt" style:font-size-complex="9pt"/>
    </style:style>
    <style:style style:name="P66" style:parent-style-name="Standard" style:master-page-name="MP1" style:family="paragraph">
      <style:paragraph-properties fo:break-before="page" fo:text-align="center" fo:text-indent="0.2958in"/>
      <style:text-properties fo:font-weight="bold" style:font-weight-asian="bold" style:font-weight-complex="bold"/>
    </style:style>
    <style:style style:name="P68" style:parent-style-name="Textbody" style:family="paragraph">
      <style:paragraph-properties fo:widows="2" fo:orphans="2" fo:text-align="center" fo:margin-bottom="0in" fo:line-height="100%" fo:text-indent="0.2958in">
        <style:tab-stops>
          <style:tab-stop style:type="left" style:position="0in"/>
        </style:tab-stops>
      </style:paragraph-properties>
      <style:text-properties fo:hyphenate="true"/>
    </style:style>
    <style:style style:name="T69" style:parent-style-name="Основнойшрифтабзаца" style:family="text">
      <style:text-properties fo:text-transform="uppercase" style:language-asian="ru" style:country-asian="RU" style:language-complex="ar" style:country-complex="SA"/>
    </style:style>
    <style:style style:name="T70" style:parent-style-name="Основнойшрифтабзаца" style:family="text">
      <style:text-properties style:language-asian="ru" style:country-asian="RU" style:language-complex="ar" style:country-complex="SA"/>
    </style:style>
    <style:style style:name="P71" style:parent-style-name="Standard" style:family="paragraph">
      <style:paragraph-properties fo:text-align="center" fo:text-indent="0.2958in"/>
      <style:text-properties fo:font-weight="bold" style:font-weight-asian="bold" style:font-weight-complex="bold"/>
    </style:style>
    <style:style style:name="TableColumn73" style:family="table-column">
      <style:table-column-properties style:column-width="1.1458in" style:use-optimal-column-width="false"/>
    </style:style>
    <style:style style:name="TableColumn74" style:family="table-column">
      <style:table-column-properties style:column-width="6.0861in" style:use-optimal-column-width="false"/>
    </style:style>
    <style:style style:name="TableColumn75" style:family="table-column">
      <style:table-column-properties style:column-width="1.3784in" style:use-optimal-column-width="false"/>
    </style:style>
    <style:style style:name="TableColumn76" style:family="table-column">
      <style:table-column-properties style:column-width="1.7875in" style:use-optimal-column-width="false"/>
    </style:style>
    <style:style style:name="Table72" style:family="table">
      <style:table-properties style:width="10.3979in" fo:margin-left="-0.5416in" table:align="left"/>
    </style:style>
    <style:style style:name="TableRow77" style:family="table-row">
      <style:table-row-properties style:min-row-height="0.0138in" style:use-optimal-row-height="false"/>
    </style:style>
    <style:style style:name="TableCell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" style:parent-style-name="TableHeading" style:family="paragraph">
      <style:paragraph-properties text:number-lines="true" style:snap-to-layout-grid="false" fo:line-height="150%"/>
    </style:style>
    <style:style style:name="TableCell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1" style:parent-style-name="Standard" style:family="paragraph">
      <style:paragraph-properties style:snap-to-layout-grid="false" fo:text-align="center" fo:line-height="150%"/>
      <style:text-properties fo:font-weight="bold" style:font-weight-asian="bold" style:font-weight-complex="bold"/>
    </style:style>
    <style:style style:name="TableCell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3" style:parent-style-name="Standard" style:family="paragraph">
      <style:paragraph-properties style:snap-to-layout-grid="false" fo:text-align="center" fo:line-height="150%"/>
      <style:text-properties fo:font-weight="bold" style:font-weight-asian="bold" style:font-weight-complex="bold" style:font-size-complex="8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style:snap-to-layout-grid="false" fo:text-align="center" fo:line-height="150%"/>
      <style:text-properties fo:font-weight="bold" style:font-weight-asian="bold" style:font-weight-complex="bold" style:font-size-complex="8pt"/>
    </style:style>
    <style:style style:name="TableRow86" style:family="table-row">
      <style:table-row-properties style:min-row-height="0.0138in" style:use-optimal-row-height="false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8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line-height="150%"/>
      <style:text-properties style:font-style-complex="italic" fo:font-size="14pt" style:font-size-asian="14pt" style:font-size-complex="14pt"/>
    </style:style>
    <style:style style:name="TableCell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2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Row95" style:family="table-row">
      <style:table-row-properties style:min-row-height="0.0138in" style:use-optimal-row-height="false"/>
    </style:style>
    <style:style style:name="TableCell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TableCell1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1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Row104" style:family="table-row">
      <style:table-row-properties style:min-row-height="0.0138in" style:use-optimal-row-height="false"/>
    </style:style>
    <style:style style:name="TableCell1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TableCell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Row113" style:family="table-row">
      <style:table-row-properties style:min-row-height="0.0138in" style:use-optimal-row-height="false"/>
    </style:style>
    <style:style style:name="TableCell1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5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1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line-height="150%"/>
      <style:text-properties style:font-name-asian="Times New Roman" fo:font-size="14pt" style:font-size-asian="14pt" style:font-size-complex="14pt"/>
    </style:style>
    <style:style style:name="TableCell1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9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Row122" style:family="table-row">
      <style:table-row-properties style:min-row-height="0.0138in" style:use-optimal-row-height="false"/>
    </style:style>
    <style:style style:name="TableCell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1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line-height="150%"/>
      <style:text-properties style:font-name-asian="Times New Roman" fo:font-size="14pt" style:font-size-asian="14pt" style:font-size-complex="14pt"/>
    </style:style>
    <style:style style:name="TableCell1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8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Row131" style:family="table-row">
      <style:table-row-properties style:min-row-height="0.0138in" style:use-optimal-row-height="false"/>
    </style:style>
    <style:style style:name="TableCell1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3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1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line-height="150%"/>
      <style:text-properties style:font-name-asian="Times New Roman" fo:font-size="14pt" style:font-size-asian="14pt" style:font-size-complex="14pt"/>
    </style:style>
    <style:style style:name="TableCell1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7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Row140" style:family="table-row">
      <style:table-row-properties style:min-row-height="0.0138in" style:use-optimal-row-height="false"/>
    </style:style>
    <style:style style:name="TableCell14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2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14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line-height="150%"/>
      <style:text-properties style:font-name-asian="Times New Roman" fo:font-size="14pt" style:font-size-asian="14pt" style:font-size-complex="14pt"/>
    </style:style>
    <style:style style:name="TableCell14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6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14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Row149" style:family="table-row">
      <style:table-row-properties style:min-row-height="0.0138in" style:use-optimal-row-height="false"/>
    </style:style>
    <style:style style:name="TableCell15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1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15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line-height="150%"/>
      <style:text-properties style:font-name-asian="Times New Roman" fo:font-size="14pt" style:font-size-asian="14pt" style:font-size-complex="14pt"/>
    </style:style>
    <style:style style:name="TableCell15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5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15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Row158" style:family="table-row">
      <style:table-row-properties style:min-row-height="0.0138in" style:use-optimal-row-height="false"/>
    </style:style>
    <style:style style:name="TableCell15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16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line-height="150%"/>
      <style:text-properties style:font-name-asian="Times New Roman" fo:font-size="14pt" style:font-size-asian="14pt" style:font-size-complex="14pt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16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Row167" style:family="table-row">
      <style:table-row-properties style:min-row-height="0.0138in" style:use-optimal-row-height="false"/>
    </style:style>
    <style:style style:name="TableCell16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9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17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line-height="150%"/>
      <style:text-properties style:font-name-asian="Times New Roman" fo:font-size="14pt" style:font-size-asian="14pt" style:font-size-complex="14pt"/>
    </style:style>
    <style:style style:name="TableCell17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17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Row176" style:family="table-row">
      <style:table-row-properties style:min-row-height="0.0138in" style:use-optimal-row-height="false"/>
    </style:style>
    <style:style style:name="TableCell17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8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17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line-height="150%"/>
      <style:text-properties style:font-name-asian="Times New Roman" fo:font-size="14pt" style:font-size-asian="14pt" style:font-size-complex="14pt"/>
    </style:style>
    <style:style style:name="TableCell18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2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18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Row185" style:family="table-row">
      <style:table-row-properties style:min-row-height="0.0138in" style:use-optimal-row-height="false"/>
    </style:style>
    <style:style style:name="TableCell18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18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line-height="150%"/>
      <style:text-properties style:font-name-asian="Times New Roman" fo:font-size="14pt" style:font-size-asian="14pt" style:font-size-complex="14pt"/>
    </style:style>
    <style:style style:name="TableCell19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1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19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Row194" style:family="table-row">
      <style:table-row-properties style:min-row-height="0.0138in" style:use-optimal-row-height="false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6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19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line-height="150%"/>
      <style:text-properties style:font-name-asian="Times New Roman" fo:font-size="14pt" style:font-size-asian="14pt" style:font-size-complex="14pt"/>
    </style:style>
    <style:style style:name="TableCell19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0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20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2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Row203" style:family="table-row">
      <style:table-row-properties style:min-row-height="0.0138in" style:use-optimal-row-height="false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5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20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line-height="150%"/>
      <style:text-properties style:font-name-asian="Times New Roman" style:font-weight-complex="bold" fo:font-size="14pt" style:font-size-asian="14pt" style:font-size-complex="14pt"/>
    </style:style>
    <style:style style:name="TableCell20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9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21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Row212" style:family="table-row">
      <style:table-row-properties style:min-row-height="0.0138in" style:use-optimal-row-height="false"/>
    </style:style>
    <style:style style:name="TableCell21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4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2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line-height="150%"/>
      <style:text-properties style:font-name-asian="Times New Roman" style:font-weight-complex="bold" fo:font-size="14pt" style:font-size-asian="14pt" style:font-size-complex="14pt"/>
    </style:style>
    <style:style style:name="TableCell2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8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2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Row221" style:family="table-row">
      <style:table-row-properties style:min-row-height="0.0138in" style:use-optimal-row-height="false"/>
    </style:style>
    <style:style style:name="TableCell22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3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22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line-height="150%"/>
      <style:text-properties style:font-name-asian="Times New Roman" fo:font-size="14pt" style:font-size-asian="14pt" style:font-size-complex="14pt"/>
    </style:style>
    <style:style style:name="TableCell22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7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22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Row230" style:family="table-row">
      <style:table-row-properties style:min-row-height="0.0138in" style:use-optimal-row-height="false"/>
    </style:style>
    <style:style style:name="TableCell23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2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23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line-height="150%"/>
    </style:style>
    <style:style style:name="T235" style:parent-style-name="Основнойшрифтабзаца" style:family="text">
      <style:text-properties style:font-name-asian="Calibri" fo:font-size="14pt" style:font-size-asian="14pt" style:font-size-complex="14pt" style:language-asian="en" style:country-asian="US"/>
    </style:style>
    <style:style style:name="TableCell23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7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23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Row240" style:family="table-row">
      <style:table-row-properties style:min-row-height="0.0138in" style:use-optimal-row-height="false"/>
    </style:style>
    <style:style style:name="TableCell24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24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line-height="150%"/>
    </style:style>
    <style:style style:name="T245" style:parent-style-name="Основнойшрифтабзаца" style:family="text">
      <style:text-properties style:font-name-asian="Calibri" fo:font-size="14pt" style:font-size-asian="14pt" style:font-size-complex="14pt" style:language-asian="en" style:country-asian="US"/>
    </style:style>
    <style:style style:name="TableCell24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7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24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Row250" style:family="table-row">
      <style:table-row-properties style:min-row-height="0.0138in" style:use-optimal-row-height="false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25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line-height="150%"/>
    </style:style>
    <style:style style:name="T255" style:parent-style-name="Основнойшрифтабзаца" style:family="text">
      <style:text-properties fo:font-size="14pt" style:font-size-asian="14pt" style:font-size-complex="14pt"/>
    </style:style>
    <style:style style:name="T256" style:parent-style-name="Основнойшрифтабзаца" style:family="text">
      <style:text-properties style:font-name-asian="Times New Roman" fo:font-size="14pt" style:font-size-asian="14pt" style:font-size-complex="14pt"/>
    </style:style>
    <style:style style:name="TableCell25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8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25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60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Row261" style:family="table-row">
      <style:table-row-properties style:min-row-height="0.0138in" style:use-optimal-row-height="false"/>
    </style:style>
    <style:style style:name="TableCell26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3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26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TableCell26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7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26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69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Row270" style:family="table-row">
      <style:table-row-properties style:min-row-height="0.0138in" style:use-optimal-row-height="false"/>
    </style:style>
    <style:style style:name="TableCell27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2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27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line-height="150%"/>
    </style:style>
    <style:style style:name="T275" style:parent-style-name="Основнойшрифтабзаца" style:family="text">
      <style:text-properties style:font-name-asian="Times New Roman" fo:font-size="14pt" style:font-size-asian="14pt" style:font-size-complex="14pt"/>
    </style:style>
    <style:style style:name="TableCell27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27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79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Row280" style:family="table-row">
      <style:table-row-properties style:min-row-height="0.0138in" style:use-optimal-row-height="false"/>
    </style:style>
    <style:style style:name="TableCell28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28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line-height="150%"/>
    </style:style>
    <style:style style:name="T285" style:parent-style-name="Основнойшрифтабзаца" style:family="text">
      <style:text-properties style:font-name-asian="Times New Roman" fo:font-size="14pt" style:font-size-asian="14pt" style:font-size-complex="14pt"/>
    </style:style>
    <style:style style:name="TableCell28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28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Row290" style:family="table-row">
      <style:table-row-properties style:min-row-height="0.0138in" style:use-optimal-row-height="false"/>
    </style:style>
    <style:style style:name="TableCell29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29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line-height="150%"/>
    </style:style>
    <style:style style:name="T295" style:parent-style-name="Основнойшрифтабзаца" style:family="text">
      <style:text-properties style:font-name-asian="Times New Roman" fo:font-size="14pt" style:font-size-asian="14pt" style:font-size-complex="14pt"/>
    </style:style>
    <style:style style:name="TableCell29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29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Row300" style:family="table-row">
      <style:table-row-properties style:min-row-height="0.0138in" style:use-optimal-row-height="false"/>
    </style:style>
    <style:style style:name="TableCell30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2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30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line-height="150%"/>
      <style:text-properties style:font-style-complex="italic" fo:font-size="14pt" style:font-size-asian="14pt" style:font-size-complex="14pt"/>
    </style:style>
    <style:style style:name="TableCell30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6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TableCell30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08" style:parent-style-name="Standard" style:family="paragraph">
      <style:paragraph-properties style:snap-to-layout-grid="false" fo:text-align="center" fo:line-height="150%"/>
      <style:text-properties style:font-name="Times New Roman" fo:font-size="14pt" style:font-size-asian="14pt" style:font-size-complex="14pt"/>
    </style:style>
    <style:style style:name="P309" style:parent-style-name="Standard" style:family="paragraph">
      <style:text-properties fo:font-size="14pt" style:font-size-asian="14pt" style:font-size-complex="14pt"/>
    </style:style>
    <style:style style:name="P310" style:parent-style-name="Textbody" style:family="paragraph">
      <style:text-properties fo:font-size="14pt" style:font-size-asian="14pt" style:font-size-complex="14pt"/>
    </style:style>
    <style:style style:name="P311" style:parent-style-name="Обычный1" style:family="paragraph">
      <style:paragraph-properties fo:text-indent="0.2958in"/>
    </style:style>
    <style:style style:name="T312" style:parent-style-name="Основнойшрифтабзаца2" style:family="text">
      <style:text-properties fo:font-size="14pt" style:font-size-asian="14pt" style:font-size-complex="16pt"/>
    </style:style>
    <style:style style:name="T313" style:parent-style-name="Основнойшрифтабзаца2" style:family="text">
      <style:text-properties fo:font-size="10pt" style:font-size-asian="10pt" style:font-size-complex="9pt"/>
    </style:style>
    <style:style style:name="T314" style:parent-style-name="Основнойшрифтабзаца2" style:family="text">
      <style:text-properties fo:font-size="10pt" style:font-size-asian="10pt" style:font-size-complex="9pt"/>
    </style:style>
    <style:style style:name="T315" style:parent-style-name="Основнойшрифтабзаца2" style:family="text">
      <style:text-properties fo:font-size="10pt" style:font-size-asian="10pt" style:font-size-complex="9pt"/>
    </style:style>
    <style:style style:name="T316" style:parent-style-name="Основнойшрифтабзаца2" style:family="text">
      <style:text-properties fo:font-size="10pt" style:font-size-asian="10pt" style:font-size-complex="9pt"/>
    </style:style>
    <style:style style:name="T317" style:parent-style-name="Основнойшрифтабзаца2" style:family="text">
      <style:text-properties fo:font-size="10pt" style:font-size-asian="10pt" style:font-size-complex="9pt"/>
    </style:style>
    <style:style style:name="T318" style:parent-style-name="Основнойшрифтабзаца2" style:family="text">
      <style:text-properties fo:font-size="10pt" style:font-size-asian="10pt" style:font-size-complex="9pt"/>
    </style:style>
    <style:style style:name="T319" style:parent-style-name="Основнойшрифтабзаца2" style:family="text">
      <style:text-properties fo:font-size="10pt" style:font-size-asian="10pt" style:font-size-complex="9pt"/>
    </style:style>
    <style:style style:name="T320" style:parent-style-name="Основнойшрифтабзаца2" style:family="text">
      <style:text-properties fo:font-size="10pt" style:font-size-asian="10pt" style:font-size-complex="9pt"/>
    </style:style>
    <style:style style:name="T321" style:parent-style-name="Основнойшрифтабзаца2" style:family="text">
      <style:text-properties fo:font-size="10pt" style:font-size-asian="10pt" style:font-size-complex="9pt"/>
    </style:style>
    <style:style style:name="T322" style:parent-style-name="Основнойшрифтабзаца2" style:family="text">
      <style:text-properties fo:font-size="10pt" style:font-size-asian="10pt" style:font-size-complex="9pt"/>
    </style:style>
    <style:style style:name="T323" style:parent-style-name="Основнойшрифтабзаца2" style:family="text">
      <style:text-properties fo:font-size="10pt" style:font-size-asian="10pt" style:font-size-complex="9pt"/>
    </style:style>
    <style:style style:name="T324" style:parent-style-name="Основнойшрифтабзаца2" style:family="text">
      <style:text-properties fo:font-size="10pt" style:font-size-asian="10pt" style:font-size-complex="9pt"/>
    </style:style>
    <style:style style:name="P325" style:parent-style-name="Обычный1" style:family="paragraph">
      <style:paragraph-properties fo:text-indent="0.2958in"/>
    </style:style>
    <style:style style:name="P326" style:parent-style-name="Обычный1" style:family="paragraph">
      <style:paragraph-properties fo:text-indent="0.2958in"/>
      <style:text-properties fo:font-size="10pt" style:font-size-asian="10pt" style:font-size-complex="9pt"/>
    </style:style>
    <style:style style:name="P327" style:parent-style-name="Обычный1" style:family="paragraph">
      <style:paragraph-properties fo:text-indent="0.2958in"/>
    </style:style>
    <style:style style:name="T328" style:parent-style-name="Основнойшрифтабзаца2" style:family="text">
      <style:text-properties fo:font-size="14pt" style:font-size-asian="14pt"/>
    </style:style>
    <style:style style:name="T329" style:parent-style-name="Основнойшрифтабзаца2" style:family="text">
      <style:text-properties fo:font-size="14pt" style:font-size-asian="14pt"/>
    </style:style>
    <style:style style:name="T330" style:parent-style-name="Основнойшрифтабзаца2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331" style:parent-style-name="Основнойшрифтабзаца2" style:family="text">
      <style:text-properties fo:font-size="14pt" style:font-size-asian="14pt"/>
    </style:style>
    <style:style style:name="T332" style:parent-style-name="Основнойшрифтабзаца2" style:family="text">
      <style:text-properties fo:font-size="14pt" style:font-size-asian="14pt"/>
    </style:style>
    <style:style style:name="T333" style:parent-style-name="Основнойшрифтабзаца2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334" style:parent-style-name="Основнойшрифтабзаца2" style:family="text">
      <style:text-properties fo:font-size="14pt" style:font-size-asian="14pt"/>
    </style:style>
    <style:style style:name="P335" style:parent-style-name="Обычный1" style:family="paragraph">
      <style:paragraph-properties fo:text-align="center"/>
    </style:style>
    <style:style style:name="T336" style:parent-style-name="Основнойшрифтабзаца2" style:family="text">
      <style:text-properties fo:font-size="10pt" style:font-size-asian="10pt"/>
    </style:style>
    <style:style style:name="T337" style:parent-style-name="Основнойшрифтабзаца2" style:family="text">
      <style:text-properties fo:font-size="10pt" style:font-size-asian="10pt"/>
    </style:style>
    <style:style style:name="T338" style:parent-style-name="Основнойшрифтабзаца2" style:family="text">
      <style:text-properties fo:font-size="10pt" style:font-size-asian="10pt"/>
    </style:style>
    <style:style style:name="T339" style:parent-style-name="Основнойшрифтабзаца2" style:family="text">
      <style:text-properties fo:font-size="10pt" style:font-size-asian="10pt"/>
    </style:style>
    <style:style style:name="T340" style:parent-style-name="Основнойшрифтабзаца2" style:family="text">
      <style:text-properties fo:font-size="10pt" style:font-size-asian="10pt"/>
    </style:style>
    <style:style style:name="T341" style:parent-style-name="Основнойшрифтабзаца2" style:family="text">
      <style:text-properties fo:font-size="10pt" style:font-size-asian="10pt" style:font-size-complex="9pt"/>
    </style:style>
  </office:automatic-styles>
  <office:body>
    <office:text text:use-soft-page-breaks="true">
      <text:p text:style-name="P1">Ф-ОП-05.01-06</text:p>
      <text:p text:style-name="P3"><text:s/>МИНИСТЕРСТВО ОБРАЗОВАНИЯ, НАУКИ И МОЛОДЕЖНОЙ ПОЛИТИКИ НИЖЕГОРОДСКОЙ ОБЛАСТИ</text:p>
      <text:p text:style-name="P4">ГОСУДАРСТВЕННОЕ БЮДЖЕТНОЕ ПРОФЕССИОНАЛЬНОЕ ОБРАЗОВАТЕЛЬНОЕ УЧРЕЖДЕНИЕ</text:p>
      <text:p text:style-name="P5">«НИЖЕГОРОДСКИЙ РАДИОТЕХНИЧЕСКИЙ КОЛЛЕДЖ»</text:p>
      <text:p text:style-name="P6"/>
      <text:p text:style-name="P7"/>
      <text:p text:style-name="P8"><text:span text:style-name="T9">ДНЕВНИК<text:s/></text:span><text:span text:style-name="T10">ПРОИЗВОДСТВЕННОЙ ПРАКТИКИ</text:span></text:p>
      <text:p text:style-name="P11"/>
      <text:list text:style-name="WW8Num1">
        <text:list-item text:start-value="1">
          <text:p text:style-name="P12"><text:span text:style-name="T13">ПМ</text:span><text:span text:style-name="T14">.01<text:s/></text:span><text:span text:style-name="T15">Р</text:span><text:span text:style-name="T16">азработка модулей программного обеспечения для компьютерных систем</text:span></text:p>
        </text:list-item>
      </text:list>
      <text:p text:style-name="P17"/>
      <text:p text:style-name="P18"><text:span text:style-name="T19">Обучающийся группы _</text:span><text:span text:style-name="T20">3ИСиП-19-1</text:span><text:span text:style-name="T21">_</text:span></text:p>
      <text:p text:style-name="P22"/>
      <text:p text:style-name="P23"><text:span text:style-name="T24">____________</text:span><text:span text:style-name="T25">Мамонов Антон Дмитриевич</text:span><text:span text:style-name="T26">____________</text:span></text:p>
      <text:p text:style-name="P27"><text:span text:style-name="T28">(Фамилия Имя Отчество)</text:span></text:p>
      <text:p text:style-name="P29"/>
      <text:p text:style-name="P30">Специальность: 09.02.07<text:s/>Информационные системы и программирование</text:p>
      <text:p text:style-name="P31"><text:span text:style-name="T32">Квалификация:<text:s/></text:span><text:span text:style-name="T33">Специалист по тестированию в области информационных технологий</text:span></text:p>
      <text:p text:style-name="P34">Направлен на производственную практику</text:p>
      <text:p text:style-name="P35"/>
      <text:p text:style-name="P36"><text:span text:style-name="T37">с «</text:span><text:span text:style-name="T38">01</text:span><text:span text:style-name="T39">» июня 2022 г. по «</text:span><text:span text:style-name="T40">28</text:span><text:span text:style-name="T41">» июня 2022 г.</text:span></text:p>
      <text:p text:style-name="Обычный1"><text:span text:style-name="T42">место практики _____</text:span><text:span text:style-name="T43">ГБПОУ «Нижегородский<text:s/></text:span><text:span text:style-name="T44">радиотехнический колледж</text:span><text:span text:style-name="T45">_____________________________</text:span></text:p>
      <text:p text:style-name="P46"/>
      <text:p text:style-name="Обычный1"><text:span text:style-name="T47">Руководитель практики от предприятия ___________________ <text:s text:c="8"/>______________________________________</text:span></text:p>
      <text:p text:style-name="P48"><text:span text:style-name="T49">(Должность)</text:span><text:tab/><text:tab/><text:tab/><text:tab/><text:tab/><text:span text:style-name="T50">(Фамилия Имя Отчество)</text:span></text:p>
      <text:p text:style-name="P51"/>
      <text:p text:style-name="Textbody"><text:span text:style-name="T52">Руководитель практики от ГБПОУ «НРТК» _</text:span><text:span text:style-name="T53">Преподаватель</text:span><text:span text:style-name="T54">_ <text:s text:c="3"/></text:span><text:span text:style-name="T55"><text:s text:c="5"/></text:span><text:span text:style-name="T56"><text:tab/>__</text:span><text:span text:style-name="T57">Алексеева Зинаида Петровна</text:span><text:span text:style-name="T58">_</text:span></text:p>
      <text:p text:style-name="P59"><text:span text:style-name="T60"><text:s text:c="74"/>(Должность)</text:span><text:span text:style-name="T61"><text:tab/></text:span><text:span text:style-name="T62"><text:tab/></text:span><text:span text:style-name="T63"><text:tab/><text:s text:c="21"/></text:span><text:span text:style-name="T64"><text:tab/><text:s text:c="6"/></text:span><text:span text:style-name="T65">(Фамилия Имя Отчество)</text:span></text:p>
      <text:soft-page-break/>
      <text:p text:style-name="P66">СОДЕРЖАНИЕ ПРОИЗВОДСТВЕННОЙ ПРАКТИКИ</text:p>
      <text:h text:style-name="P68" text:outline-level="2"><text:span text:style-name="T69">Р</text:span><text:span text:style-name="T70">азработка модулей программного обеспечения для компьютерных систем</text:span></text:h>
      <text:p text:style-name="P71"/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Дата</text:p>
          </table:table-cell>
          <table:table-cell table:style-name="TableCell80">
            <text:p text:style-name="P81">Наименование и краткое содержание<text:s/>выполняемых работ</text:p>
          </table:table-cell>
          <table:table-cell table:style-name="TableCell82">
            <text:p text:style-name="P83">Оценка выполненной работы</text:p>
          </table:table-cell>
          <table:table-cell table:style-name="TableCell84">
            <text:p text:style-name="P85">Подпись руководителя от предприятия</text:p>
          </table:table-cell>
        </table:table-row>
        <table:table-row table:style-name="TableRow86">
          <table:table-cell table:style-name="TableCell87">
            <text:p text:style-name="P88">01.06.2022</text:p>
          </table:table-cell>
          <table:table-cell table:style-name="TableCell89">
            <text:p text:style-name="P90">Проведение инструктажа по технике безопасности. Ознакомление с предприятием. Получение заданий по тематике.</text:p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02.06.2022</text:p>
          </table:table-cell>
          <table:table-cell table:style-name="TableCell98">
            <text:p text:style-name="P99">Установка и настройка среды<text:s/>программирования.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03.06.2022</text:p>
          </table:table-cell>
          <table:table-cell table:style-name="TableCell107">
            <text:p text:style-name="P108">Установка и настройка системы контроля версий.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04.06.2022</text:p>
          </table:table-cell>
          <table:table-cell table:style-name="TableCell116">
            <text:p text:style-name="P117">Разработка модуля с использованием текстовых компонентов.</text:p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06.06.2022</text:p>
          </table:table-cell>
          <table:table-cell table:style-name="TableCell125">
            <text:p text:style-name="P126">Построение событийно-управляемого интерфейса.</text:p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07.06.2022</text:p>
          </table:table-cell>
          <table:table-cell table:style-name="TableCell134">
            <text:p text:style-name="P135">Создание<text:s/>программного кода обработчиков событий.</text:p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08.06.2022</text:p>
          </table:table-cell>
          <table:table-cell table:style-name="TableCell143">
            <text:p text:style-name="P144">Создание интерфейсов посредством визуального проектирования.</text:p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09.06.2022</text:p>
          </table:table-cell>
          <table:table-cell table:style-name="TableCell152">
            <text:p text:style-name="P153">Разработка обработчиков событий клавиатуры.</text:p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10.06.2022</text:p>
          </table:table-cell>
          <table:table-cell table:style-name="TableCell161">
            <text:p text:style-name="P162">Связывание обработчиков событий с элементами интерфейса.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11.06.2022</text:p>
          </table:table-cell>
          <table:table-cell table:style-name="TableCell170">
            <text:p text:style-name="P171">Разработка модуля многооконного интерфейса.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>13.06.2022</text:p>
          </table:table-cell>
          <table:table-cell table:style-name="TableCell179">
            <text:p text:style-name="P180">Разработка модуля отображения анимации.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14.06.2022</text:p>
          </table:table-cell>
          <table:table-cell table:style-name="TableCell188">
            <text:p text:style-name="P189">Разработка модуля отображения текстовых документов.</text:p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15.06.2022</text:p>
          </table:table-cell>
          <table:table-cell table:style-name="TableCell197">
            <text:p text:style-name="P198">Разработка модуля воспроизведения аудио.</text:p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>
            <text:p text:style-name="P205">16.06.2022</text:p>
          </table:table-cell>
          <table:table-cell table:style-name="TableCell206">
            <text:p text:style-name="P207">Создание модуля доступа к базе данных.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ext:soft-page-break/>
        <table:table-row table:style-name="TableRow212">
          <table:table-cell table:style-name="TableCell213">
            <text:p text:style-name="P214">17.06.2022</text:p>
          </table:table-cell>
          <table:table-cell table:style-name="TableCell215">
            <text:p text:style-name="P216">Создание запросов в базе данных.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18.06.2022</text:p>
          </table:table-cell>
          <table:table-cell table:style-name="TableCell224">
            <text:p text:style-name="P225">Создание модуля вывода информации базы данных на печать.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20.06.2022</text:p>
          </table:table-cell>
          <table:table-cell table:style-name="TableCell233">
            <text:p text:style-name="P234"><text:span text:style-name="T235">Отладка и оптимизация модулей.</text:span>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21.06.2022</text:p>
          </table:table-cell>
          <table:table-cell table:style-name="TableCell243">
            <text:p text:style-name="P244"><text:span text:style-name="T245">Отладка и оптимизация модулей.</text:span>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22.06.2022</text:p>
          </table:table-cell>
          <table:table-cell table:style-name="TableCell253">
            <text:p text:style-name="P254"><text:span text:style-name="T255">Разработка тестов.<text:s/></text:span><text:span text:style-name="T256"><text:s/></text:span></text:p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>23.06.2022</text:p>
          </table:table-cell>
          <table:table-cell table:style-name="TableCell264">
            <text:p text:style-name="P265">Разработка тестов.</text:p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>24.06.2022</text:p>
          </table:table-cell>
          <table:table-cell table:style-name="TableCell273">
            <text:p text:style-name="P274"><text:span text:style-name="T275">Отладка и тестирование программы на уровне модуля.</text:span></text:p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>25.06.2022</text:p>
          </table:table-cell>
          <table:table-cell table:style-name="TableCell283">
            <text:p text:style-name="P284"><text:span text:style-name="T285">Отладка и тестирование программы на уровне модуля.</text:span></text:p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>27.06.2022</text:p>
          </table:table-cell>
          <table:table-cell table:style-name="TableCell293">
            <text:p text:style-name="P294"><text:span text:style-name="T295">Анализ результатов тестирования.</text:span>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>28.06.2022</text:p>
          </table:table-cell>
          <table:table-cell table:style-name="TableCell303">
            <text:p text:style-name="P304">Оформление отчета. Дифференцированный зачет по производственной практике.</text:p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</table:table-row>
      </table:table>
      <text:p text:style-name="P309"/>
      <text:p text:style-name="P310">Пожелания учебному заведению по совершенствованию практического<text:s/>обучения___________________________________________________________________________________________</text:p>
      <text:p text:style-name="P311"/>
      <text:p text:style-name="Обычный1"><text:span text:style-name="T312">Руководитель практики от предприятия _________________/________________________/</text:span><text:span text:style-name="T313"><text:tab/></text:span><text:span text:style-name="T314"><text:tab/></text:span><text:span text:style-name="T315"><text:tab/></text:span><text:span text:style-name="T316"><text:tab/></text:span><text:span text:style-name="T317"><text:tab/></text:span><text:span text:style-name="T318"><text:tab/></text:span><text:span text:style-name="T319"><text:tab/></text:span><text:span text:style-name="T320"><text:tab/></text:span><text:span text:style-name="T321"><text:tab/></text:span><text:span text:style-name="T322"><text:tab/></text:span><text:span text:style-name="T323"><text:tab/></text:span><text:span text:style-name="T324"><text:tab/>(Подпись) <text:s text:c="18"/>(Фамилия Имя Отчество)</text:span></text:p>
      <text:p text:style-name="Обычный1"/>
      <text:p text:style-name="P325"><text:span text:style-name="Основнойшрифтабзаца2">М.П.</text:span></text:p>
      <text:p text:style-name="P326"/>
      <text:p text:style-name="P327"/>
      <text:p text:style-name="Textbody"><text:span text:style-name="T328">Руко</text:span><text:span text:style-name="T329">водитель практики от ГБПОУ «НРТК» _</text:span><text:span text:style-name="T330">Преподаватель</text:span><text:span text:style-name="T331">_ <text:s text:c="8"/></text:span><text:span text:style-name="T332"><text:tab/>__</text:span><text:span text:style-name="T333">Алексеева Зинаида Петровна</text:span><text:span text:style-name="T334">_</text:span></text:p>
      <text:p text:style-name="P335"><text:span text:style-name="T336"><text:s text:c="74"/>(Должность)</text:span><text:span text:style-name="T337"><text:tab/></text:span><text:span text:style-name="T338"><text:tab/></text:span><text:span text:style-name="T339"><text:tab/><text:s text:c="21"/></text:span><text:span text:style-name="T340"><text:tab/><text:s text:c="6"/></text:span><text:span text:style-name="T341">(Фамилия Имя Отчество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Nimbus Roman No9 L" svg:font-family="Nimbus Roman No9 L" style:font-family-generic="roman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Обычный1" style:display-name="Обычный1" style:family="paragraph">
      <style:paragraph-properties fo:widows="2" fo:orphans="2" style:line-height-at-least="0.0694in"/>
      <style:text-properties style:font-name="Times New Roman" style:font-name-asian="Times New Roman" style:font-name-complex="Times New Roman" style:language-complex="ar" style:country-complex="SA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Основнойшрифтабзаца2" style:display-name="Основной шрифт абзаца2" style:family="text"/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Основнойшрифтабзаца1" style:display-name="Основной шрифт абзаца1" style:family="text"/>
    <style:style style:name="WW8Num5z0" style:display-name="WW8Num5z0" style:family="text"/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Знак" style:display-name="Нижний колонтитул Знак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1.177in" fo:margin-bottom="0.559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in"/>
      </style:footer-style>
    </style:page-layout>
    <style:style style:name="P2" style:parent-style-name="Нижнийколонтитул" style:family="paragraph">
      <style:paragraph-properties fo:text-align="end"/>
    </style:style>
    <style:page-layout style:name="PL1">
      <style:page-layout-properties fo:page-width="11.693in" fo:page-height="8.268in" style:print-orientation="landscape" fo:margin-top="0.5in" fo:margin-left="1.177in" fo:margin-bottom="0.5854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in"/>
      </style:footer-style>
    </style:page-layout>
    <style:style style:name="P67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/>
      </style:footer>
    </style:master-page>
    <style:master-page style:name="MP1" style:page-layout-name="PL1">
      <style:footer>
        <text:p text:style-name="P6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ton</meta:initial-creator>
    <dc:creator>Anton</dc:creator>
    <meta:creation-date>2022-06-20T19:08:00Z</meta:creation-date>
    <dc:date>2022-06-27T12:41:00Z</dc:date>
    <meta:template xlink:href="Normal.dotm" xlink:type="simple"/>
    <meta:editing-cycles>3</meta:editing-cycles>
    <meta:editing-duration>PT600S</meta:editing-duration>
    <meta:document-statistic meta:page-count="3" meta:paragraph-count="6" meta:word-count="501" meta:character-count="3353" meta:row-count="23" meta:non-whitespace-character-count="2858"/>
  </office:meta>
</office:document-meta>
</file>